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art1</text:p>
          </table:table-cell>
          <table:table-cell table:style-name="ce1" office:value-type="string" calcext:value-type="string">
            <text:p>Part2</text:p>
          </table:table-cell>
          <table:table-cell table:style-name="ce1" office:value-type="string" calcext:value-type="string">
            <text:p>Part3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Class</text:p>
          </table:table-cell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56" calcext:value-type="percentage">
            <text:p>56.00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56" calcext:value-type="percentage">
            <text:p>56.0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" calcext:value-type="percentage">
            <text:p>80.00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36" calcext:value-type="percentage">
            <text:p>36.0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56" calcext:value-type="percentage">
            <text:p>56.0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36" calcext:value-type="percentage">
            <text:p>36.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36" calcext:value-type="percentage">
            <text:p>36.00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percentage" office:value="0.92" calcext:value-type="percentage">
            <text:p>92.00%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3" calcext:value-type="percentage">
            <text:p>53.00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3" calcext:value-type="percentage">
            <text:p>53.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3" calcext:value-type="percentage">
            <text:p>53.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23" calcext:value-type="percentage">
            <text:p>23.00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36" calcext:value-type="percentage">
            <text:p>36.00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3" calcext:value-type="percentage">
            <text:p>23.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54" calcext:value-type="percentage">
            <text:p>54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57" calcext:value-type="percentage">
            <text:p>57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3" calcext:value-type="percentage">
            <text:p>43.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51" calcext:value-type="percentage">
            <text:p>5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51" calcext:value-type="percentage">
            <text:p>5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49" calcext:value-type="percentage">
            <text:p>49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8" calcext:value-type="percentage">
            <text:p>48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7" calcext:value-type="percentage">
            <text:p>4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7" calcext:value-type="percentage">
            <text:p>47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4" calcext:value-type="percentage">
            <text:p>44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43" calcext:value-type="percentage">
            <text:p>43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42" calcext:value-type="percentage">
            <text:p>4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41" calcext:value-type="percentage">
            <text:p>41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41" calcext:value-type="percentage">
            <text:p>41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1" calcext:value-type="percentage">
            <text:p>41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3" calcext:value-type="percentage">
            <text:p>23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38" calcext:value-type="percentage">
            <text:p>38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8" calcext:value-type="percentage">
            <text:p>3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37" calcext:value-type="percentage">
            <text:p>3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37" calcext:value-type="percentage">
            <text:p>37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32" calcext:value-type="percentage">
            <text:p>32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31" calcext:value-type="percentage">
            <text:p>31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31" calcext:value-type="percentage">
            <text:p>31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29" calcext:value-type="percentage">
            <text:p>29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8" calcext:value-type="percentage">
            <text:p>2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28" calcext:value-type="percentage">
            <text:p>2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percentage" office:value="0.28" calcext:value-type="percentage">
            <text:p>28.00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27" calcext:value-type="percentage">
            <text:p>27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27" calcext:value-type="percentage">
            <text:p>27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26" calcext:value-type="percentage">
            <text:p>2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6" calcext:value-type="percentage">
            <text:p>26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22" calcext:value-type="percentage">
            <text:p>22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19" calcext:value-type="percentage">
            <text:p>19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18" calcext:value-type="percentage">
            <text:p>18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16" calcext:value-type="percentage">
            <text:p>1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16" calcext:value-type="percentage">
            <text:p>1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16" calcext:value-type="percentage">
            <text:p>1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12" calcext:value-type="percentage">
            <text:p>12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3:13:05.887393539</meta:creation-date>
    <dc:date>2019-08-25T00:02:39.032257074</dc:date>
    <meta:editing-duration>PT39M22S</meta:editing-duration>
    <meta:editing-cycles>2</meta:editing-cycles>
    <meta:generator>LibreOffice/6.0.7.3$Linux_X86_64 LibreOffice_project/00m0$Build-3</meta:generator>
    <meta:document-statistic meta:table-count="1" meta:cell-count="522" meta:object-count="0"/>
  </office:meta>
</office:document-meta>
</file>